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3B000001760064B0A3.png" manifest:media-type="image/png"/>
  <manifest:file-entry manifest:full-path="Pictures/100002010000040E000002580AD5F3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P2" style:family="paragraph" style:parent-style-name="Standard">
      <style:paragraph-properties fo:text-align="end" style:justify-single-word="false"/>
      <style:text-properties fo:color="#ffffff" style:font-name="Utsaah" fo:font-size="12pt" style:font-size-asian="12pt" style:font-size-complex="12pt"/>
    </style:style>
    <style:style style:name="P3" style:family="paragraph" style:parent-style-name="Footer">
      <style:paragraph-properties fo:text-align="center" style:justify-single-word="false"/>
      <style:text-properties fo:color="#ffffff" style:font-name="Utsaah" fo:font-size="13pt" style:font-size-asian="13pt" style:font-size-complex="13pt"/>
    </style:style>
    <style:style style:name="P4" style:family="paragraph" style:parent-style-name="Standard" style:master-page-name="">
      <style:paragraph-properties fo:margin-left="1.027cm" fo:margin-right="0.997cm" fo:text-align="justify" style:justify-single-word="false" fo:text-indent="0cm" style:auto-text-indent="false" style:page-number="auto"/>
      <style:text-properties fo:color="#ffffff" style:font-name="Utsaah" fo:font-size="11pt" fo:font-weight="normal" style:font-size-asian="11pt" style:font-weight-asian="normal" style:font-size-complex="11pt" style:font-weight-complex="normal"/>
    </style:style>
    <style:style style:name="P5" style:family="paragraph" style:parent-style-name="Standard">
      <style:paragraph-properties fo:margin-left="1.027cm" fo:margin-right="0.997cm" fo:text-align="justify" style:justify-single-word="false" fo:text-indent="0cm" style:auto-text-indent="false"/>
      <style:text-properties fo:color="#ffffff" style:font-name="Utsaah" fo:font-size="11pt" fo:font-weight="normal" style:font-size-asian="11pt" style:font-weight-asian="normal" style:font-size-complex="11pt" style:font-weight-complex="normal"/>
    </style:style>
    <style:style style:name="P6" style:family="paragraph" style:parent-style-name="Standard">
      <style:paragraph-properties fo:margin-left="1.027cm" fo:margin-right="0.997cm" fo:text-align="justify" style:justify-single-word="false" fo:text-indent="0cm" style:auto-text-indent="false"/>
      <style:text-properties fo:color="#ffffff" style:font-name="Utsaah" fo:font-size="16pt" style:text-underline-style="none" fo:font-weight="normal" style:font-size-asian="16pt" style:font-weight-asian="normal" style:font-size-complex="16pt" style:font-weight-complex="normal"/>
    </style:style>
    <style:style style:name="P7" style:family="paragraph" style:parent-style-name="Standard">
      <style:paragraph-properties fo:margin-left="1.027cm" fo:margin-right="0.997cm" fo:text-align="justify" style:justify-single-word="false" fo:text-indent="0cm" style:auto-text-indent="false"/>
      <style:text-properties fo:color="#ffffff" style:font-name="Utsaah" fo:font-size="16pt" style:text-underline-style="none" fo:font-weight="bold" style:font-size-asian="16pt" style:font-weight-asian="bold" style:font-size-complex="16pt" style:font-weight-complex="bold"/>
    </style:style>
    <style:style style:name="P8" style:family="paragraph" style:parent-style-name="Standard">
      <style:paragraph-properties fo:margin-left="1.027cm" fo:margin-right="0.997cm" fo:text-align="justify" style:justify-single-word="false" fo:text-indent="0cm" style:auto-text-indent="false"/>
      <style:text-properties fo:color="#ffffff" style:font-name="Utsaah" fo:font-size="16pt" style:text-underline-style="none" fo:font-weight="normal" officeooo:rsid="0016855d" officeooo:paragraph-rsid="0016855d" style:font-size-asian="16pt" style:font-weight-asian="normal" style:font-size-complex="16pt" style:font-weight-complex="normal"/>
    </style:style>
    <style:style style:name="P9" style:family="paragraph" style:parent-style-name="Standard">
      <style:paragraph-properties fo:margin-left="1.027cm" fo:margin-right="0.997cm" fo:text-align="justify" style:justify-single-word="false" fo:text-indent="0cm" style:auto-text-indent="false"/>
      <style:text-properties fo:color="#ffffff" style:font-name="FreeSans" fo:font-size="13pt" style:text-underline-style="none" fo:font-weight="normal" officeooo:rsid="0016855d" officeooo:paragraph-rsid="0016855d" style:font-size-asian="13pt" style:font-weight-asian="normal" style:font-size-complex="13pt" style:font-weight-complex="normal"/>
    </style:style>
    <style:style style:name="P10" style:family="paragraph" style:parent-style-name="Standard">
      <style:paragraph-properties fo:margin-left="1.027cm" fo:margin-right="0.997cm" fo:text-align="justify" style:justify-single-word="false" fo:text-indent="0cm" style:auto-text-indent="false"/>
      <style:text-properties fo:color="#ffffff" style:font-name="FreeSans" fo:font-size="25pt" style:text-underline-style="none" fo:font-weight="bold" style:font-size-asian="25pt" style:font-weight-asian="bold" style:font-size-complex="25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Biografie</text:p>
      <text:p text:style-name="P7"/>
      <text:p text:style-name="P8"/>
      <text:p text:style-name="P9">2010 von drei ambitionierten und hochmotivierten Musikern gegründet, hat sich Vedrfölnir in kurzer Zeit zu einem ernsten Metal-Projekt entwickelt.</text:p>
      <text:p text:style-name="P9"/>
      <text:p text:style-name="P9">Die ersten Proben Mitte des Jahres 2011 waren recht vielversprechend und nach viel zu langer Wartezeit auf einen Proberaum und dem Komplettieren der Band, war das Schwerste geschafft und seit ein paar Monaten wurde in Vollbesetzung geprobt was das Zeug hält. Die ersten Songs waren recht schnell fertig und viele viele weitere stehen in den Startlöchern vollendet und eingeprobt zu werden.</text:p>
      <text:p text:style-name="P9"/>
      <text:p text:style-name="P9"><text:s/>Mit dem "Battle in de Räbe" 2012 in Haltingen war es dann soweit und Vedrfölnir hatte seinen ersten Auftritt. Bei diesem Bandcontest konnte sich Vedrfölnir sogar durchsetzen und somit seinen ersten Erfolg feiern und zugleich das "Metal in de Räbe" 2012 eröffnen. Anschließend folgte eine Tour quer durch Süddeutschland mit einem Abstecher in Trier, der sogenannten "Black Death Tour" 2012. Weitere Auftritte folgten und auch das Jahr 2013 sollte nicht weniger erfolgreich starten. So nahm Vedrfölnir am Baden in Blut Blood Battle Bandcontest teil und konnte mit einem erfolgreichen zweiten Platz überzeugen.</text:p>
      <text:p text:style-name="P9"/>
      <text:p text:style-name="P9">Nachdem sie Ende des Jahres 2013 ihren Proberaum verloren, gab es eine unfreiwillige Auszeit und so war es im Jahr 2014 recht ruhig um Vedrfölnir. Mit einem neuen Proberaum, gegen Ende des Jahres 2014, konnte es dann jedoch wieder produktiv weitergehen. Es folgten zwei Auftritte im Jahr 2015 während gleichzeitig eifrig an ihrem ersten Silberling, der EP "Loki's Rache", gearbeitet wurde, welche im Frühjahr 2016 erscheinen so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40E000002580AD5F375.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Internet_20_link" style:display-name="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MP2" style:family="paragraph" style:parent-style-name="Standard">
      <style:paragraph-properties fo:text-align="end" style:justify-single-word="false"/>
      <style:text-properties fo:color="#ffffff" style:font-name="Utsaah" fo:font-size="12pt" style:font-size-asian="12pt" style:font-size-complex="12pt"/>
    </style:style>
    <style:style style:name="MP3" style:family="paragraph" style:parent-style-name="Footer">
      <style:paragraph-properties fo:text-align="center" style:justify-single-word="false"/>
      <style:text-properties fo:color="#ffffff" style:font-name="Utsaah" fo:font-size="13pt" style:font-size-asian="13pt" style:font-size-complex="13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xlink:href="Pictures/100002010000040E000002580AD5F375.png" xlink:type="simple" xlink:actuate="onLoad"/>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fik3" text:anchor-type="paragraph" svg:x="-2.074cm" svg:y="-1.499cm" svg:width="11.934cm" svg:height="8.084cm" draw:z-index="0"><draw:image xlink:href="Pictures/100002010000023B000001760064B0A3.png" xlink:type="simple" xlink:show="embed" xlink:actuate="onLoad"/></draw:frame></text:p>
        <text:p text:style-name="MP2"/>
      </style:header>
      <style:footer>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ortensen</meta:initial-creator>
    <meta:creation-date>2015-10-09T19:37:58.29</meta:creation-date>
    <dc:date>2015-11-28T13:31:45.149674304</dc:date>
    <meta:editing-duration>P1DT21H11M56S</meta:editing-duration>
    <meta:editing-cycles>22</meta:editing-cycles>
    <meta:generator>LibreOffice/4.4.2.2$Linux_X86_64 LibreOffice_project/40m0$Build-2</meta:generator>
    <meta:document-statistic meta:table-count="0" meta:image-count="1" meta:object-count="0" meta:page-count="1" meta:paragraph-count="5" meta:word-count="240" meta:character-count="1583" meta:non-whitespace-character-count="1346"/>
  </office:meta>
</office:document-meta>
</file>